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a80" officeooo:paragraph-rsid="00190a80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4939f46b-7fff-0f4c-7637-52ca395c98ed"/>Exercice 0: </text:p>
      <text:p text:style-name="Text_20_body"/>
      <text:p text:style-name="P2">1/</text:p>
      <text:p text:style-name="P3">GNU a été créé par Richard Stallman dans les années 80. C'est un système d’exploitation libre de type Unix qui regroupe un ensemble de logiciels libres (outils, bibliothèques, applications).</text:p>
      <text:p text:style-name="P3">Linux a été créé par Linus Torvalds dans les 1991. Il sert de base pour de nombreux  systèmes d’exploitations libres et sert à gérer les ressources matérielles de l’ordinateur.</text:p>
      <text:p text:style-name="Standard"/>
      <text:p text:style-name="P1">2/ </text:p>
      <text:p text:style-name="P1">La personne qui est à l'origine de Linux est Linus Torvalds. Il a créé le noyau Linux, mais également Git. Git est un système de gestion de versions distribué, très utilisé dans le développement logiciel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0:19:28.158000000</meta:creation-date>
    <dc:date>2025-03-13T10:23:20.432000000</dc:date>
    <meta:editing-duration>PT3M53S</meta:editing-duration>
    <meta:editing-cycles>1</meta:editing-cycles>
    <meta:generator>LibreOffice/24.2.7.2$Windows_X86_64 LibreOffice_project/ee3885777aa7032db5a9b65deec9457448a91162</meta:generator>
    <meta:document-statistic meta:table-count="0" meta:image-count="0" meta:object-count="0" meta:page-count="1" meta:paragraph-count="6" meta:word-count="97" meta:character-count="588" meta:non-whitespace-character-count="493"/>
  </office:meta>
</office:document-meta>
</file>